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P2" style:family="paragraph" style:parent-style-name="Standard">
      <style:text-properties officeooo:rsid="00108fed" officeooo:paragraph-rsid="00108fed"/>
    </style:style>
    <style:style style:name="P3" style:family="paragraph" style:parent-style-name="Standard">
      <style:text-properties officeooo:rsid="00108fed" officeooo:paragraph-rsid="00158927"/>
    </style:style>
    <style:style style:name="P4" style:family="paragraph" style:parent-style-name="Step-by-Step-Default">
      <style:text-properties officeooo:rsid="00158927" officeooo:paragraph-rsid="00158927"/>
    </style:style>
    <style:style style:name="P5" style:family="paragraph" style:parent-style-name="Step-by-Step-Default">
      <style:text-properties officeooo:rsid="0016182e" officeooo:paragraph-rsid="0016182e"/>
    </style:style>
    <style:style style:name="P6" style:family="paragraph" style:parent-style-name="Step-by-Step-Default">
      <style:text-properties officeooo:rsid="00169110" officeooo:paragraph-rsid="00169110"/>
    </style:style>
    <style:style style:name="P7" style:family="paragraph" style:parent-style-name="Step-by-Step-Default">
      <style:text-properties officeooo:rsid="0019341c" officeooo:paragraph-rsid="0019341c"/>
    </style:style>
    <style:style style:name="P8" style:family="paragraph" style:parent-style-name="Step-by-Step-Default">
      <style:text-properties officeooo:rsid="001a975f" officeooo:paragraph-rsid="001a975f"/>
    </style:style>
    <style:style style:name="P9" style:family="paragraph" style:parent-style-name="Step-by-Step-Default">
      <style:text-properties officeooo:paragraph-rsid="001ecee1"/>
    </style:style>
    <style:style style:name="P10" style:family="paragraph" style:parent-style-name="Step-by-Step-Default">
      <style:text-properties officeooo:rsid="0023ed9c" officeooo:paragraph-rsid="0023ed9c"/>
    </style:style>
    <style:style style:name="P11" style:family="paragraph" style:parent-style-name="Step-by-Step-Default">
      <style:text-properties officeooo:rsid="0025db68" officeooo:paragraph-rsid="0025db68"/>
    </style:style>
    <style:style style:name="P12" style:family="paragraph" style:parent-style-name="Text_20_body">
      <style:text-properties officeooo:rsid="00231f2f" officeooo:paragraph-rsid="00231f2f"/>
    </style:style>
    <style:style style:name="P13" style:family="paragraph" style:parent-style-name="Step-by-Step-Default">
      <style:text-properties officeooo:rsid="001ecee1" officeooo:paragraph-rsid="001ecee1"/>
    </style:style>
    <style:style style:name="P14" style:family="paragraph" style:parent-style-name="Step-by-Step-Default">
      <style:text-properties officeooo:rsid="0027f022" officeooo:paragraph-rsid="0027f022"/>
    </style:style>
    <style:style style:name="P15" style:family="paragraph" style:parent-style-name="Text_20_body">
      <style:text-properties officeooo:rsid="0029c898" officeooo:paragraph-rsid="0029c898"/>
    </style:style>
    <style:style style:name="P16"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Heading_20_2">
      <style:text-properties officeooo:rsid="0029c898" officeooo:paragraph-rsid="0029c898"/>
    </style:style>
    <style:style style:name="P20" style:family="paragraph" style:parent-style-name="Heading_20_2" style:master-page-name="">
      <loext:graphic-properties draw:fill="none"/>
      <style:paragraph-properties fo:margin-left="0in" fo:margin-right="0in" fo:margin-top="0.139in" fo:margin-bottom="0.0835in" style:contextual-spacing="false" fo:text-indent="0in" style:auto-text-indent="false" style:page-number="auto" fo:background-color="transparent" fo:keep-with-next="always"/>
      <style:text-properties officeooo:paragraph-rsid="00158927"/>
    </style:style>
    <style:style style:name="P21" style:family="paragraph" style:parent-style-name="Heading_20_3">
      <style:text-properties officeooo:paragraph-rsid="00158927"/>
    </style:style>
    <style:style style:name="P22" style:family="paragraph" style:parent-style-name="Heading_20_3">
      <style:text-properties officeooo:paragraph-rsid="0023ed9c"/>
    </style:style>
    <style:style style:name="P23" style:family="paragraph" style:parent-style-name="Process_20_Step" style:list-style-name="L1"/>
    <style:style style:name="P24" style:family="paragraph" style:parent-style-name="Process_20_Step" style:list-style-name="L2"/>
    <style:style style:name="P25" style:family="paragraph" style:parent-style-name="Process_20_Step" style:list-style-name="L2">
      <style:text-properties officeooo:paragraph-rsid="00130c4a"/>
    </style:style>
    <style:style style:name="P26" style:family="paragraph" style:parent-style-name="Process_20_Step" style:list-style-name="L2">
      <style:text-properties officeooo:rsid="00130c4a" officeooo:paragraph-rsid="0013589f"/>
    </style:style>
    <style:style style:name="P27" style:family="paragraph" style:parent-style-name="Process_20_Step" style:list-style-name="L2">
      <style:text-properties officeooo:rsid="00130c4a" officeooo:paragraph-rsid="00130c4a"/>
    </style:style>
    <style:style style:name="P28" style:family="paragraph" style:parent-style-name="Process_20_Step" style:list-style-name="L2">
      <style:text-properties fo:font-weight="bold" officeooo:rsid="001324aa" officeooo:paragraph-rsid="001324aa" style:font-weight-asian="bold" style:font-weight-complex="bold"/>
    </style:style>
    <style:style style:name="P29" style:family="paragraph" style:parent-style-name="Process_20_Step" style:list-style-name="L2">
      <style:text-properties officeooo:rsid="001324aa" officeooo:paragraph-rsid="001324aa"/>
    </style:style>
    <style:style style:name="P30" style:family="paragraph" style:parent-style-name="Process_20_Step" style:list-style-name="L3"/>
    <style:style style:name="P31" style:family="paragraph" style:parent-style-name="Standard" style:list-style-name="L2"/>
    <style:style style:name="P32" style:family="paragraph" style:parent-style-name="Standard" style:list-style-name="L2">
      <style:text-properties officeooo:rsid="00130c4a" officeooo:paragraph-rsid="00130c4a"/>
    </style:style>
    <style:style style:name="P33" style:family="paragraph" style:parent-style-name="Standard" style:list-style-name="L3"/>
    <style:style style:name="P34" style:family="paragraph" style:parent-style-name="Standard" style:list-style-name="L3">
      <style:text-properties fo:font-style="italic" fo:font-weight="bold" style:font-style-asian="italic" style:font-weight-asian="bold" style:font-style-complex="italic" style:font-weight-complex="bold"/>
    </style:style>
    <style:style style:name="P35" style:family="paragraph" style:parent-style-name="Standard" style:list-style-name="L8"/>
    <style:style style:name="P36" style:family="paragraph" style:parent-style-name="Standard">
      <style:text-properties officeooo:rsid="00108fed" officeooo:paragraph-rsid="0035f50b"/>
    </style:style>
    <style:style style:name="P37" style:family="paragraph" style:parent-style-name="Step-by-Step-Default" style:list-style-name="L4">
      <style:text-properties officeooo:rsid="0025db68" officeooo:paragraph-rsid="0025db68"/>
    </style:style>
    <style:style style:name="P38" style:family="paragraph" style:parent-style-name="Step-by-Step-Default" style:list-style-name="L5"/>
    <style:style style:name="P39" style:family="paragraph" style:parent-style-name="Step-by-Step-Default" style:list-style-name="L5">
      <style:text-properties officeooo:paragraph-rsid="0016182e"/>
    </style:style>
    <style:style style:name="P40" style:family="paragraph" style:parent-style-name="Step-by-Step-Default" style:list-style-name="L5">
      <style:text-properties officeooo:rsid="0016182e" officeooo:paragraph-rsid="0016182e"/>
    </style:style>
    <style:style style:name="P41" style:family="paragraph" style:parent-style-name="Step-by-Step-Default" style:list-style-name="L6">
      <style:text-properties officeooo:rsid="0016182e" officeooo:paragraph-rsid="0016182e"/>
    </style:style>
    <style:style style:name="P42" style:family="paragraph" style:parent-style-name="Step-by-Step-Default" style:list-style-name="L6">
      <style:text-properties officeooo:rsid="0026139f" officeooo:paragraph-rsid="0026139f"/>
    </style:style>
    <style:style style:name="P43" style:family="paragraph" style:parent-style-name="Step-by-Step-Default" style:list-style-name="L7"/>
    <style:style style:name="P44" style:family="paragraph" style:parent-style-name="Step-by-Step-Default" style:list-style-name="L7">
      <style:text-properties officeooo:paragraph-rsid="001a975f"/>
    </style:style>
    <style:style style:name="P45" style:family="paragraph" style:parent-style-name="Step-by-Step-Default" style:list-style-name="L7">
      <style:text-properties officeooo:paragraph-rsid="00329f29"/>
    </style:style>
    <style:style style:name="P46" style:family="paragraph" style:parent-style-name="Step-by-Step-Default" style:list-style-name="L7">
      <style:text-properties officeooo:rsid="001a975f" officeooo:paragraph-rsid="001a975f"/>
    </style:style>
    <style:style style:name="P47" style:family="paragraph" style:parent-style-name="Step-by-Step-Default" style:list-style-name="L7">
      <style:text-properties officeooo:rsid="001a975f" officeooo:paragraph-rsid="001fe95f"/>
    </style:style>
    <style:style style:name="P48" style:family="paragraph" style:parent-style-name="Step-by-Step-Default" style:list-style-name="L7">
      <style:text-properties officeooo:rsid="001a975f" officeooo:paragraph-rsid="002eb224"/>
    </style:style>
    <style:style style:name="P49" style:family="paragraph" style:parent-style-name="Step-by-Step-Default" style:list-style-name="L7">
      <style:text-properties officeooo:rsid="001a975f" officeooo:paragraph-rsid="00329f29"/>
    </style:style>
    <style:style style:name="P50" style:family="paragraph" style:parent-style-name="Step-by-Step-Default" style:list-style-name="L7">
      <style:text-properties officeooo:rsid="001a975f" officeooo:paragraph-rsid="0035f50b"/>
    </style:style>
    <style:style style:name="P51" style:family="paragraph" style:parent-style-name="Step-by-Step-Default" style:list-style-name="L11">
      <style:text-properties officeooo:rsid="001a975f" officeooo:paragraph-rsid="0030b1f8"/>
    </style:style>
    <style:style style:name="P52" style:family="paragraph" style:parent-style-name="Step-by-Step-Default">
      <style:text-properties officeooo:rsid="001a975f" officeooo:paragraph-rsid="00329f29"/>
    </style:style>
    <style:style style:name="P53" style:family="paragraph" style:parent-style-name="Step-by-Step-Default" style:list-style-name="L7">
      <style:text-properties officeooo:rsid="001b5469" officeooo:paragraph-rsid="001b5469"/>
    </style:style>
    <style:style style:name="P54" style:family="paragraph" style:parent-style-name="Step-by-Step-Default" style:list-style-name="L7">
      <style:text-properties officeooo:rsid="001b5469" officeooo:paragraph-rsid="00329f29"/>
    </style:style>
    <style:style style:name="P55" style:family="paragraph" style:parent-style-name="Step-by-Step-Default" style:list-style-name="L8">
      <style:text-properties officeooo:rsid="001ecee1" officeooo:paragraph-rsid="001ecee1"/>
    </style:style>
    <style:style style:name="P56" style:family="paragraph" style:parent-style-name="Step-by-Step-Default" style:list-style-name="L8">
      <style:text-properties officeooo:rsid="0027f022" officeooo:paragraph-rsid="0027f022"/>
    </style:style>
    <style:style style:name="P57" style:family="paragraph" style:parent-style-name="Step-by-Step-Default" style:list-style-name="L10">
      <style:text-properties officeooo:rsid="0027f022" officeooo:paragraph-rsid="0027f022"/>
    </style:style>
    <style:style style:name="P58" style:family="paragraph" style:parent-style-name="Step-by-Step-Default" style:list-style-name="L11">
      <style:text-properties officeooo:rsid="0027f022" officeooo:paragraph-rsid="0027f022"/>
    </style:style>
    <style:style style:name="P59" style:family="paragraph" style:parent-style-name="Step-by-Step-Default" style:list-style-name="L8">
      <style:text-properties officeooo:rsid="001fe95f" officeooo:paragraph-rsid="0020ef3a"/>
    </style:style>
    <style:style style:name="P60" style:family="paragraph" style:parent-style-name="Step-by-Step-Default" style:list-style-name="L8">
      <style:text-properties officeooo:rsid="0020ef3a" officeooo:paragraph-rsid="0020ef3a"/>
    </style:style>
    <style:style style:name="P61" style:family="paragraph" style:parent-style-name="Step-by-Step-Default" style:list-style-name="L11">
      <style:text-properties officeooo:paragraph-rsid="0027e3fd"/>
    </style:style>
    <style:style style:name="P62" style:family="paragraph" style:parent-style-name="Step-by-Step-Default">
      <style:text-properties officeooo:rsid="002bc9ce" officeooo:paragraph-rsid="002bc9ce"/>
    </style:style>
    <style:style style:name="P63" style:family="paragraph" style:parent-style-name="Step-by-Step-Default">
      <style:text-properties officeooo:paragraph-rsid="002bc9ce"/>
    </style:style>
    <style:style style:name="P64" style:family="paragraph" style:parent-style-name="Step-by-Step-Default">
      <style:text-properties officeooo:rsid="00169110" officeooo:paragraph-rsid="002bc9ce"/>
    </style:style>
    <style:style style:name="P65" style:family="paragraph" style:parent-style-name="Step-by-Step-Default" style:list-style-name="L12">
      <style:text-properties officeooo:paragraph-rsid="002bc9ce"/>
    </style:style>
    <style:style style:name="P66" style:family="paragraph" style:parent-style-name="Step-by-Step-Default" style:list-style-name="L7">
      <style:text-properties officeooo:rsid="002eb224" officeooo:paragraph-rsid="002eb224"/>
    </style:style>
    <style:style style:name="P67" style:family="paragraph" style:parent-style-name="Step-by-Step-Default" style:list-style-name="L11">
      <style:text-properties officeooo:rsid="002eb224" officeooo:paragraph-rsid="0030b1f8"/>
    </style:style>
    <style:style style:name="P68" style:family="paragraph" style:parent-style-name="Step-by-Step-Default" style:list-style-name="L7">
      <style:text-properties fo:font-weight="normal" officeooo:rsid="00329f29" officeooo:paragraph-rsid="00329f29" style:font-weight-asian="normal" style:font-weight-complex="normal"/>
    </style:style>
    <style:style style:name="P69" style:family="paragraph" style:parent-style-name="Step-by-Step-Default" style:list-style-name="L10">
      <style:text-properties style:font-name="Liberation Mono" fo:font-weight="normal" officeooo:rsid="0027f022" officeooo:paragraph-rsid="0027f022" style:font-weight-asian="normal" style:font-weight-complex="normal"/>
    </style:style>
    <style:style style:name="P70" style:family="paragraph" style:parent-style-name="Step-by-Step-Default" style:list-style-name="L10">
      <style:text-properties style:font-name="Liberation Mono" fo:font-size="11pt" fo:font-weight="normal" officeooo:rsid="0027f022" officeooo:paragraph-rsid="0027f022" style:font-size-asian="11pt" style:font-weight-asian="normal" style:font-size-complex="11pt" style:font-weight-complex="normal"/>
    </style:style>
    <style:style style:name="P71" style:family="paragraph" style:parent-style-name="Step-by-Step-Default" style:list-style-name="L8">
      <style:text-properties style:font-name="Liberation Mono" fo:font-size="12pt" fo:font-weight="normal" officeooo:paragraph-rsid="0020ef3a" style:font-size-asian="12pt" style:font-weight-asian="normal" style:font-size-complex="12pt" style:font-weight-complex="normal"/>
    </style:style>
    <style:style style:name="P72" style:family="paragraph" style:parent-style-name="Step-by-Step-Default" style:list-style-name="L11">
      <style:text-properties officeooo:rsid="0030b1f8" officeooo:paragraph-rsid="0030b1f8"/>
    </style:style>
    <style:style style:name="P73" style:family="paragraph" style:parent-style-name="Step-by-Step-Default">
      <style:text-properties officeooo:paragraph-rsid="00329f29"/>
    </style:style>
    <style:style style:name="P74" style:family="paragraph" style:parent-style-name="Step-by-Step-Default" style:list-style-name="L7">
      <style:text-properties officeooo:rsid="00329f29" officeooo:paragraph-rsid="00329f29"/>
    </style:style>
    <style:style style:name="P75" style:family="paragraph" style:parent-style-name="Step-by-Step-Default">
      <style:text-properties officeooo:rsid="00347b14" officeooo:paragraph-rsid="00347b14"/>
    </style:style>
    <style:style style:name="P76" style:family="paragraph" style:parent-style-name="Step-by-Step-Default" style:list-style-name="L7">
      <style:text-properties officeooo:rsid="0035f50b" officeooo:paragraph-rsid="0035f50b"/>
    </style:style>
    <style:style style:name="P77" style:family="paragraph" style:parent-style-name="Text_20_body" style:list-style-name="L3">
      <style:text-properties officeooo:paragraph-rsid="0029c898"/>
    </style:style>
    <style:style style:name="P78" style:family="paragraph" style:parent-style-name="Text_20_body" style:list-style-name="L3">
      <style:text-properties officeooo:rsid="0029c898" officeooo:paragraph-rsid="0029c898"/>
    </style:style>
    <style:style style:name="P79" style:family="paragraph" style:parent-style-name="Text_20_body" style:list-style-name="L3">
      <style:text-properties fo:font-style="italic" fo:font-weight="bold" officeooo:rsid="0029c898" officeooo:paragraph-rsid="0029c898" style:font-style-asian="italic" style:font-weight-asian="bold" style:font-style-complex="italic" style:font-weight-complex="bold"/>
    </style:style>
    <style:style style:name="P80" style:family="paragraph" style:parent-style-name="Text_20_body" style:list-style-name="L9">
      <style:text-properties officeooo:paragraph-rsid="00231f2f"/>
    </style:style>
    <style:style style:name="P81" style:family="paragraph" style:parent-style-name="Text_20_body" style:list-style-name="L9">
      <style:text-properties officeooo:rsid="00231f2f" officeooo:paragraph-rsid="00231f2f"/>
    </style:style>
    <style:style style:name="T1" style:family="text">
      <style:text-properties fo:font-size="9pt" style:font-size-asian="9pt" style:font-size-complex="9pt"/>
    </style:style>
    <style:style style:name="T2" style:family="text">
      <style:text-properties fo:font-size="9pt" officeooo:rsid="002eb224" style:font-size-asian="9pt" style:font-size-complex="9pt"/>
    </style:style>
    <style:style style:name="T3" style:family="text">
      <style:text-properties fo:font-size="9pt" officeooo:rsid="00360777" style:font-size-asian="9pt" style:font-size-complex="9pt"/>
    </style:style>
    <style:style style:name="T4" style:family="text">
      <style:text-properties fo:font-style="italic" style:font-style-asian="italic" style:font-style-complex="italic"/>
    </style:style>
    <style:style style:name="T5" style:family="text">
      <style:text-properties fo:font-style="italic" officeooo:rsid="0013589f" style:font-style-asian="italic" style:font-style-complex="italic"/>
    </style:style>
    <style:style style:name="T6" style:family="text">
      <style:text-properties fo:font-style="italic" officeooo:rsid="00139680" style:font-style-asian="italic" style:font-style-complex="italic"/>
    </style:style>
    <style:style style:name="T7" style:family="text">
      <style:text-properties fo:font-style="italic" officeooo:rsid="002eb224" style:font-style-asian="italic" style:font-style-complex="italic"/>
    </style:style>
    <style:style style:name="T8" style:family="text">
      <style:text-properties fo:font-style="italic" officeooo:rsid="00329f29" style:font-style-asian="italic" style:font-style-complex="italic"/>
    </style:style>
    <style:style style:name="T9" style:family="text">
      <style:text-properties fo:font-style="italic" officeooo:rsid="001a975f"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6182e" style:font-style-asian="italic" style:font-weight-asian="bold" style:font-style-complex="italic" style:font-weight-complex="bold"/>
    </style:style>
    <style:style style:name="T12" style:family="text">
      <style:text-properties fo:font-style="italic" fo:font-weight="bold" officeooo:rsid="001a975f" style:font-style-asian="italic" style:font-weight-asian="bold" style:font-style-complex="italic" style:font-weight-complex="bold"/>
    </style:style>
    <style:style style:name="T13" style:family="text">
      <style:text-properties fo:font-style="italic" fo:font-weight="bold" officeooo:rsid="001fe95f" style:font-style-asian="italic" style:font-weight-asian="bold" style:font-style-complex="italic" style:font-weight-complex="bold"/>
    </style:style>
    <style:style style:name="T14" style:family="text">
      <style:text-properties fo:font-style="italic" fo:font-weight="bold" officeooo:rsid="0020ef3a" style:font-style-asian="italic" style:font-weight-asian="bold" style:font-style-complex="italic" style:font-weight-complex="bold"/>
    </style:style>
    <style:style style:name="T15" style:family="text">
      <style:text-properties fo:font-style="italic" fo:font-weight="bold" officeooo:rsid="0025db68" style:font-style-asian="italic" style:font-weight-asian="bold" style:font-style-complex="italic" style:font-weight-complex="bold"/>
    </style:style>
    <style:style style:name="T16" style:family="text">
      <style:text-properties fo:font-style="italic" fo:font-weight="bold" officeooo:rsid="0027f022" style:font-style-asian="italic" style:font-weight-asian="bold" style:font-style-complex="italic" style:font-weight-complex="bold"/>
    </style:style>
    <style:style style:name="T17" style:family="text">
      <style:text-properties fo:font-style="italic" fo:font-weight="bold" officeooo:rsid="0027e3fd" style:font-style-asian="italic" style:font-weight-asian="bold" style:font-style-complex="italic" style:font-weight-complex="bold"/>
    </style:style>
    <style:style style:name="T18" style:family="text">
      <style:text-properties fo:font-style="italic" fo:font-weight="bold" officeooo:rsid="0029c898" style:font-style-asian="italic" style:font-weight-asian="bold" style:font-style-complex="italic" style:font-weight-complex="bold"/>
    </style:style>
    <style:style style:name="T19" style:family="text">
      <style:text-properties fo:font-style="italic" fo:font-weight="bold" officeooo:rsid="002bc9ce" style:font-style-asian="italic" style:font-weight-asian="bold" style:font-style-complex="italic" style:font-weight-complex="bold"/>
    </style:style>
    <style:style style:name="T20" style:family="text">
      <style:text-properties fo:font-style="italic" fo:font-weight="bold" officeooo:rsid="002cf22f" style:font-style-asian="italic" style:font-weight-asian="bold" style:font-style-complex="italic" style:font-weight-complex="bold"/>
    </style:style>
    <style:style style:name="T21" style:family="text">
      <style:text-properties fo:font-style="italic" fo:font-weight="bold" officeooo:rsid="002d8c15" style:font-style-asian="italic" style:font-weight-asian="bold" style:font-style-complex="italic" style:font-weight-complex="bold"/>
    </style:style>
    <style:style style:name="T22" style:family="text">
      <style:text-properties fo:font-style="italic" fo:font-weight="bold" officeooo:rsid="00329f29" style:font-style-asian="italic" style:font-weight-asian="bold" style:font-style-complex="italic" style:font-weight-complex="bold"/>
    </style:style>
    <style:style style:name="T23" style:family="text">
      <style:text-properties fo:font-weight="bold" style:font-weight-asian="bold" style:font-weight-complex="bold"/>
    </style:style>
    <style:style style:name="T24" style:family="text">
      <style:text-properties fo:font-weight="bold" officeooo:rsid="0013589f" style:font-weight-asian="bold" style:font-weight-complex="bold"/>
    </style:style>
    <style:style style:name="T25" style:family="text">
      <style:text-properties fo:font-weight="bold" officeooo:rsid="002bc9ce" style:font-weight-asian="bold" style:font-weight-complex="bold"/>
    </style:style>
    <style:style style:name="T26" style:family="text">
      <style:text-properties fo:font-weight="bold" officeooo:rsid="0030b1f8" style:font-weight-asian="bold" style:font-weight-complex="bold"/>
    </style:style>
    <style:style style:name="T27" style:family="text">
      <style:text-properties fo:font-weight="bold" officeooo:rsid="00329f29" style:font-weight-asian="bold" style:font-weight-complex="bold"/>
    </style:style>
    <style:style style:name="T28" style:family="text">
      <style:text-properties fo:font-weight="bold" officeooo:rsid="001a975f" style:font-weight-asian="bold" style:font-weight-complex="bold"/>
    </style:style>
    <style:style style:name="T29" style:family="text">
      <style:text-properties officeooo:rsid="00130c4a"/>
    </style:style>
    <style:style style:name="T30" style:family="text">
      <style:text-properties officeooo:rsid="0013589f"/>
    </style:style>
    <style:style style:name="T31" style:family="text">
      <style:text-properties officeooo:rsid="00139680"/>
    </style:style>
    <style:style style:name="T32" style:family="text">
      <style:text-properties officeooo:rsid="00158927"/>
    </style:style>
    <style:style style:name="T33" style:family="text">
      <style:text-properties style:font-name="Nimbus Mono PS" fo:font-weight="bold" style:font-weight-asian="bold" style:font-weight-complex="bold"/>
    </style:style>
    <style:style style:name="T34" style:family="text">
      <style:text-properties officeooo:rsid="0016182e"/>
    </style:style>
    <style:style style:name="T35" style:family="text">
      <style:text-properties officeooo:rsid="00169110"/>
    </style:style>
    <style:style style:name="T36" style:family="text">
      <style:text-properties officeooo:rsid="001a975f"/>
    </style:style>
    <style:style style:name="T37" style:family="text">
      <style:text-properties officeooo:rsid="001b5469"/>
    </style:style>
    <style:style style:name="T38" style:family="text">
      <style:text-properties officeooo:rsid="001d3e41"/>
    </style:style>
    <style:style style:name="T39" style:family="text">
      <style:text-properties officeooo:rsid="001ecee1"/>
    </style:style>
    <style:style style:name="T40" style:family="text">
      <style:text-properties officeooo:rsid="001fe95f"/>
    </style:style>
    <style:style style:name="T41" style:family="text">
      <style:text-properties officeooo:rsid="0020ef3a"/>
    </style:style>
    <style:style style:name="T42" style:family="text">
      <style:text-properties officeooo:rsid="00231f2f"/>
    </style:style>
    <style:style style:name="T43" style:family="text">
      <style:text-properties fo:color="#127622" loext:opacity="100%"/>
    </style:style>
    <style:style style:name="T44" style:family="text">
      <style:text-properties officeooo:rsid="0023ed9c"/>
    </style:style>
    <style:style style:name="T45" style:family="text">
      <style:text-properties officeooo:rsid="0025db68"/>
    </style:style>
    <style:style style:name="T46" style:family="text">
      <style:text-properties officeooo:rsid="0026139f"/>
    </style:style>
    <style:style style:name="T47" style:family="text">
      <style:text-properties officeooo:rsid="0027e3fd"/>
    </style:style>
    <style:style style:name="T48" style:family="text">
      <style:text-properties officeooo:rsid="0027f022"/>
    </style:style>
    <style:style style:name="T49" style:family="text">
      <style:text-properties fo:color="#8d281e" loext:opacity="100%" fo:font-weight="bold" style:font-weight-asian="bold" style:font-weight-complex="bold"/>
    </style:style>
    <style:style style:name="T50" style:family="text">
      <style:text-properties officeooo:rsid="0029c898"/>
    </style:style>
    <style:style style:name="T51" style:family="text">
      <style:text-properties officeooo:rsid="002bc9ce"/>
    </style:style>
    <style:style style:name="T52" style:family="text">
      <style:text-properties officeooo:rsid="002cf22f"/>
    </style:style>
    <style:style style:name="T53" style:family="text">
      <style:text-properties officeooo:rsid="002d8c15"/>
    </style:style>
    <style:style style:name="T54" style:family="text">
      <style:text-properties fo:font-weight="normal" style:font-weight-asian="normal" style:font-weight-complex="normal"/>
    </style:style>
    <style:style style:name="T55" style:family="text">
      <style:text-properties fo:color="#1e6a39" loext:opacity="100%" fo:font-weight="bold" style:font-weight-asian="bold" style:font-weight-complex="bold"/>
    </style:style>
    <style:style style:name="T56" style:family="text">
      <style:text-properties officeooo:rsid="002eb224"/>
    </style:style>
    <style:style style:name="T57" style:family="text">
      <style:text-properties officeooo:rsid="0030b1f8"/>
    </style:style>
    <style:style style:name="T58" style:family="text">
      <style:text-properties style:font-name="Liberation Mono" fo:font-weight="normal" style:font-weight-asian="normal" style:font-weight-complex="normal"/>
    </style:style>
    <style:style style:name="T59" style:family="text">
      <style:text-properties officeooo:rsid="00329f29"/>
    </style:style>
    <style:style style:name="T60" style:family="text">
      <style:text-properties officeooo:rsid="0035f50b"/>
    </style:style>
    <style:style style:name="T61" style:family="text">
      <style:text-properties officeooo:rsid="0036077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rScore to MobileSheet<text:span text:style-name="T29">s</text:span> Migration</text:p>
      <text:p text:style-name="Subtitle">Step-by-Step Instructions</text:p>
      <text:p text:style-name="P2"/>
      <text:p text:style-name="P36">This document contains the sequence of actions I took to migration from forScore to MobileSheets. If you are making the switch perhaps my experience can help you make the transition relatively smoothly.</text:p>
      <text:p text:style-name="P36"/>
      <text:p text:style-name="P36">What I did was document how I did it. I have not performed extensive testing on this process, so there may be errors. **Be sure to make backups!**</text:p>
      <text:p text:style-name="P36"/>
      <text:p text:style-name="P36">Also, I am a Linux guy with no access to a Windows or Mac PC. I believe that everything I've done will work on either Windows or a Mac. If someone tries it it would be good to advise any issues.</text:p>
      <text:p text:style-name="P2"/>
      <text:h text:style-name="Heading_20_1" text:outline-level="1">Things to Know Before Getting Started</text:h>
      <text:list text:style-name="L1">
        <text:list-item>
          <text:p text:style-name="P23">This process will transfer all your scores out of forScore and into MobileSheets, including each score’s properties, or ‘metadata,’ that have set for all your scores.</text:p>
        </text:list-item>
        <text:list-item>
          <text:p text:style-name="P23">Annotations will <text:span text:style-name="T10">not</text:span> get transferred over as in both apps that information is unique and there is currently no way to capture it out of forScore and translate it into MobileSheets.</text:p>
        </text:list-item>
        <text:list-item>
          <text:p text:style-name="P23">forScore ‘Bookmarks’ will not get transferred over. The equivalent feature in MobileSheets is called ‘<text:span text:style-name="T4">Snippets</text:span>.’ Since I only had a half-dozen bookmarks set across my 1,000+ scores in forScore it was easier for me to just recreate them manually once my transfer was complete.</text:p>
          <text:list>
            <text:list-item>
              <text:p text:style-name="P23">Note that in addition to Snippets MobileSheets has a “bookmarks” feature. In MobileSheets this feature functions like bookmarks do in a regular PDF document – it is a link to a single page within the document. So you can create a ‘bookmark’ to jump to that spot in a PDF. Depending on how you used bookmarks in forScore this feature may be useful to you, and there is a provision in MobileSheet<text:span text:style-name="T32">s</text:span> for importing bookmarks by using a CSV file. You can consult the MobileSheets user manual if interested in using that.</text:p>
            </text:list-item>
          </text:list>
        </text:list-item>
        <text:list-item>
          <text:p text:style-name="P23">forScore setlists can be transferred over in this process, and you can select which ones to transfer or not.</text:p>
          <text:list>
            <text:list-item>
              <text:p text:style-name="P23"><text:span text:style-name="T23">Note</text:span>: For successful setlist transfer <text:span text:style-name="T4">you cannot rename scores, or their titles</text:span>, after export from forScore. If you feel the need to clean up score titles you need to do that in forScore prior to beginning the migration process. If you do not plan on transferring any setlists over you could review and clean up score titles using the forScore exported metadata CSV document.</text:p>
            </text:list-item>
          </text:list>
        </text:list-item>
        <text:list-item>
          <text:p text:style-name="P23">This process depends upon two applications:</text:p>
          <text:list>
            <text:list-item>
              <text:p text:style-name="P23">A spreadsheet. MS-Excel or Libre Office Calc. I am a Linux guy and do no<text:span text:style-name="T29">t</text:span> have access to a Windows or Mac computer. <text:span text:style-name="T23">I used LibreOffice Calc</text:span>, <text:span text:style-name="T29">which is freely available on all platforms</text:span>. I don’t see any reason that the <text:span text:style-name="T23">MS-Excel</text:span> version of the spreadsheet I saved out <text:soft-page-break/>of LibreOffice won’t work, and I’d be interested in a confirmation of that if anyone uses this process with Excel.</text:p>
            </text:list-item>
            <text:list-item>
              <text:p text:style-name="P23">A free utility called <text:span text:style-name="T23">ExifTool</text:span>. This utility will be used to process the metadata. ExifTool is freely available for use on Windows, Mac, and Linux.</text:p>
            </text:list-item>
          </text:list>
        </text:list-item>
      </text:list>
      <text:h text:style-name="Heading_20_1" text:outline-level="1">Outline of the Process Steps</text:h>
      <text:list text:style-name="L2">
        <text:list-item>
          <text:p text:style-name="P31"><text:span text:style-name="T24">Spreadsheet Application</text:span><text:span text:style-name="T30">. </text:span>Be sure you have a spreadsheet application that is MS-Excel compatible.</text:p>
          <text:list>
            <text:list-item>
              <text:p text:style-name="P25"><text:span text:style-name="T29">M</text:span>eaning that MS-Excel formulas will work in it. I used the Open Source application Libre Office Calc. MS-Excel should work. Google Sheets might work as well.</text:p>
            </text:list-item>
          </text:list>
        </text:list-item>
        <text:list-item>
          <text:p text:style-name="P32"><text:span text:style-name="T24">Acquire Exiftool</text:span><text:span text:style-name="T30">. </text:span>Obtain and install ExifTool.</text:p>
          <text:list>
            <text:list-item>
              <text:p text:style-name="P24">Obtain @ <text:a xlink:type="simple" xlink:href="https://exiftool.org/" text:style-name="Internet_20_link" text:visited-style-name="Visited_20_Internet_20_Link">https://exiftool.org/</text:a></text:p>
            </text:list-item>
          </text:list>
        </text:list-item>
        <text:list-item>
          <text:p text:style-name="P26"><text:span text:style-name="T24">forScore Export</text:span><text:span text:style-name="T30">.</text:span></text:p>
          <text:list>
            <text:list-item>
              <text:p text:style-name="P26"><text:span text:style-name="T5">Scores</text:span><text:span text:style-name="T30">. </text:span>Export scores out of forScore and get them onto your desktop or laptop PC.</text:p>
            </text:list-item>
            <text:list-item>
              <text:p text:style-name="P27"><text:span text:style-name="T5">Metadata</text:span><text:span text:style-name="T30">. </text:span>Export the metadata out of forScore and get the exported CSV file onto your laptop or desktop PC.</text:p>
            </text:list-item>
            <text:list-item>
              <text:p text:style-name="P27"><text:span text:style-name="T5">Setlists</text:span><text:span text:style-name="T30">. </text:span>Export any setlists you wish to recreate in MobileSheets out of forScore and get those exported files onto your laptop or desktop PC.</text:p>
            </text:list-item>
          </text:list>
        </text:list-item>
        <text:list-item>
          <text:p text:style-name="P26"><text:span text:style-name="T24">Metadata Transformation</text:span><text:span text:style-name="T30">.</text:span></text:p>
          <text:list>
            <text:list-item>
              <text:p text:style-name="P26"><text:span text:style-name="T6">Copy Metadata to Spreadsheet</text:span><text:span text:style-name="T31">. </text:span>Copy the forScore exported metadata CSV rows/columns into the spreadsheet I created for this purpose.</text:p>
            </text:list-item>
            <text:list-item>
              <text:p text:style-name="P27"><text:span text:style-name="T6">Remove Bookmarks</text:span><text:span text:style-name="T31">. </text:span>Remove rows that represent forScore ‘Bookmark’ entries.</text:p>
            </text:list-item>
            <text:list-item>
              <text:p text:style-name="P27"><text:span text:style-name="T6">Apply Transform Formulas</text:span><text:span text:style-name="T31">. </text:span>Copy formulas in spreadsheet to match the number of forScore exported scores.</text:p>
            </text:list-item>
          </text:list>
        </text:list-item>
        <text:list-item>
          <text:p text:style-name="P26"><text:span text:style-name="T24">Populate Scores with Metadata</text:span><text:span text:style-name="T30">.</text:span></text:p>
          <text:list>
            <text:list-item>
              <text:p text:style-name="P26"><text:span text:style-name="T6">Produce ExifTool CSV</text:span><text:span text:style-name="T31">. </text:span>Export ExifTool/MobileSheets compatable CSV file from Spreadsheet.</text:p>
            </text:list-item>
            <text:list-item>
              <text:p text:style-name="P27">Set metadata into all scores by invoking ExifTool with the Spreadsheet produced CSV file.</text:p>
            </text:list-item>
          </text:list>
        </text:list-item>
        <text:list-item>
          <text:p text:style-name="P26"><text:span text:style-name="T24">Score Import</text:span><text:span text:style-name="T30">. </text:span>Import all scores into MobileSheets.</text:p>
        </text:list-item>
        <text:list-item>
          <text:p text:style-name="P28">OPTIONAL – Transfer forScore Setlists</text:p>
          <text:list>
            <text:list-item>
              <text:p text:style-name="P29"><text:span text:style-name="T6">Setlist Transform</text:span><text:span text:style-name="T31">. </text:span>import forScore exported setlist files into the Setlists Spreadsheet.</text:p>
            </text:list-item>
            <text:list-item>
              <text:p text:style-name="P29"><text:span text:style-name="T6">Create MobileSheets Import File</text:span><text:span text:style-name="T31">. </text:span>Export .mss file from setlist Spreadsheet.</text:p>
            </text:list-item>
            <text:list-item>
              <text:p text:style-name="P29"><text:span text:style-name="T6">Import Setlists into MobileSheets</text:span><text:span text:style-name="T31">. </text:span>Import .mss file into MobileSheets.</text:p>
            </text:list-item>
          </text:list>
        </text:list-item>
      </text:list>
      <text:h text:style-name="P17" text:outline-level="1"/>
      <text:h text:style-name="P18" text:outline-level="1">Step-by-Step Guide</text:h>
      <text:h text:style-name="P19" text:outline-level="2">0. Download Helper Files.</text:h>
      <text:p text:style-name="P15">Before starting the process, download the Spreadsheets and ExifTool configuration file that you’ll be using:</text:p>
      <text:list text:style-name="L3">
        <text:list-item>
          <text:p text:style-name="P78">First, create the temporary directory, two subdirectories, on your PC where all the action will take place.:</text:p>
          <text:list>
            <text:list-item>
              <text:p text:style-name="P78">Create a directory named <text:span text:style-name="T10">forScoreMigration</text:span></text:p>
            </text:list-item>
            <text:list-item>
              <text:p text:style-name="P33">Inside that newly created directory create two subdirectories:</text:p>
              <text:list>
                <text:list-item>
                  <text:p text:style-name="P34">/setlists</text:p>
                </text:list-item>
                <text:list-item>
                  <text:p text:style-name="P79">/scores</text:p>
                </text:list-item>
              </text:list>
            </text:list-item>
          </text:list>
        </text:list-item>
        <text:list-item>
          <text:p text:style-name="P30"><text:span text:style-name="T50">Goto [my github URL] and download the following files into the </text:span><text:span text:style-name="T18">forScoreMigratio</text:span><text:span text:style-name="T20">n/scores</text:span> directory:</text:p>
          <text:list>
            <text:list-item>
              <text:p text:style-name="P30"><text:span text:style-name="T18">0300_MetadataTransformSpreadheet.xlsx</text:span><text:span text:style-name="T50"> (if using Excel) or the .ods version if using LibreOffice.</text:span></text:p>
            </text:list-item>
            <text:list-item>
              <text:p text:style-name="P30"><text:span text:style-name="T23">ExifTool_config</text:span>.</text:p>
            </text:list-item>
            <text:list-item>
              <text:p text:style-name="P30"><text:span text:style-name="T10">0310_SetlistTransform.</text:span><text:span text:style-name="T18">xlsx</text:span> <text:span text:style-name="T50">or </text:span>0310_SetlistTransform.ods</text:p>
            </text:list-item>
          </text:list>
        </text:list-item>
        <text:list-item>
          <text:p text:style-name="P30"><text:span text:style-name="T52">At the same web page as above, </text:span>download the following file into the <text:span text:style-name="T10">forScoreMigration/s</text:span><text:span text:style-name="T20">etlists</text:span> directory:</text:p>
          <text:list>
            <text:list-item>
              <text:p text:style-name="P77"><text:span text:style-name="T18">0310_SetlistTransform.xlsx</text:span><text:span text:style-name="T50"> or 0310_SetlistTransform.ods.</text:span></text:p>
            </text:list-item>
          </text:list>
        </text:list-item>
      </text:list>
      <text:h text:style-name="Heading_20_2" text:outline-level="2"><text:span text:style-name="T32">1. </text:span>Spreadsheet Application.</text:h>
      <text:p text:style-name="P3">Be sure you have a spreadsheet application that is MS-Excel compatible. Meaning that MS-Excel formulas will work in it. I used the Open Source application Libre Office Calc. MS-Excel should work. Google Sheets might work as well. <text:span text:style-name="T32">I don’t feel a need to say anything more about this as I think everyone on the planet has used Excel or some sort of Spreadsheet application.</text:span></text:p>
      <text:h text:style-name="P20" text:outline-level="2">2. Acquire Exif<text:span text:style-name="T32">T</text:span>ool. </text:h>
      <text:p text:style-name="Step-by-Step-Default">Obtain and install ExifTool. Goto <text:a xlink:type="simple" xlink:href="https://exiftool.org/" text:style-name="Internet_20_link" text:visited-style-name="Visited_20_Internet_20_Link">https://exiftool.org/</text:a> and <text:span text:style-name="T32">follow the instructions to </text:span>install ExifTool for your Laptop or Desktop PC.</text:p>
      <text:p text:style-name="Step-by-Step-Default">For Windows, be sure to read the instructions @ <text:a xlink:type="simple" xlink:href="https://exiftool.org/install.html" text:style-name="Internet_20_link" text:visited-style-name="Visited_20_Internet_20_Link">https://exiftool.org/install.html</text:a> on how <text:span text:style-name="T4">to install exiftool for use from the command line</text:span>. </text:p>
      <text:p text:style-name="P4">You should probably test usage of ExifTool to be sure you can use it on your PC to populate metadata into a PDF using the command line. This is not difficult, but carrying over the metadata from forScore totally depends on ExifTool, so there is no point in proceeding until you are sure this is installed and working for you.</text:p>
      <text:p text:style-name="P4"><text:soft-page-break/>So to test the install, make, or create a copy of some PDF file and put it in some temporary location (like, maybe your ‘downloads’ folder). Let’s say you named the PDF file Test-Exiftool.pdf. For your particular operating system open a terminal session, CD into the directory where you put the test PDF file, and execute the following command: </text:p>
      <text:p text:style-name="P4"><text:span text:style-name="T33">exiftool -all:all Test-Exiftool.pdf</text:span> </text:p>
      <text:p text:style-name="P4">When you run this command you should see a bunch of information about the PDF document, including some metadata such as “Creator,” “Producer,” and such. If you get an error you will need to consult the exiftool website to try and resolve it.</text:p>
      <text:h text:style-name="Heading_20_2" text:outline-level="2">3. forScore Export.</text:h>
      <text:h text:style-name="P21" text:outline-level="3">1. Scores. </text:h>
      <text:p text:style-name="P5"><text:span text:style-name="T45">I have found that the best way to ‘export’ scores from forScore is to simply use the iPads file manager. In the file manager you will see a directory forScore</text:span>. <text:span text:style-name="T45">Tap on that directory and you will see all your scores. In my case, all 1,197 of them.</text:span></text:p>
      <text:p text:style-name="P11">So simply copy all those documents to your <text:span text:style-name="T10">forScoreMigration/scores</text:span> directory on your PC. The easiest way to do this is by using a cloud service accessible from both your iPad and your PC. In my case this is Dropbox. <text:span text:style-name="T51">(</text:span>I’ve never done it, but I imagine there is some way to copy files off an iPad and onto a USB stick. But as I’ve said, I’m using Dropbox for this.<text:span text:style-name="T51">)</text:span> So:</text:p>
      <text:list text:style-name="L4">
        <text:list-item>
          <text:p text:style-name="P37">On <text:span text:style-name="T51">your</text:span> iPad I go into the file manager.</text:p>
        </text:list-item>
        <text:list-item>
          <text:p text:style-name="P37">Tap on the forScore folder.</text:p>
        </text:list-item>
        <text:list-item>
          <text:p text:style-name="P37">Tap ‘Select’ in the menu at the top of the screen.</text:p>
        </text:list-item>
        <text:list-item>
          <text:p text:style-name="P37">Tap ‘Select All’ in the menu.</text:p>
        </text:list-item>
        <text:list-item>
          <text:p text:style-name="P37">Tap ‘Share’ at the bottom left of the screen.</text:p>
        </text:list-item>
        <text:list-item>
          <text:p text:style-name="P37">Select ‘Save to Dropbox.’ <text:span text:style-name="T51">(OR your cloud provider or USB stick?)</text:span></text:p>
        </text:list-item>
        <text:list-item>
          <text:p text:style-name="P37">Select the <text:span text:style-name="T10">forScoreMigration/scores</text:span> directory <text:span text:style-name="T51">you </text:span>earlier created.</text:p>
        </text:list-item>
        <text:list-item>
          <text:p text:style-name="P37">All the scores will now upload. Obviously, this may take some time.</text:p>
        </text:list-item>
      </text:list>
      <text:p text:style-name="P62">As necessary get these exported files onto your laptop or desktop PC. If are using Dropbox, or other cloud storage provider, then after a few minutes of sync time they should all just magically appear. But based on if you used some other way to get the files off the iPad, or if you have your cloud storage provider configured to not auto-sync new directories you may have to take some appropriate action to get the files onto your PC.</text:p>
      <text:h text:style-name="Heading_20_3" text:outline-level="3">Make a Backup of Your Score Files.</text:h>
      <text:p text:style-name="Step-by-Step-Default">Now that you have all your exported scores on your PC, make a backup! Copy them to some sa<text:span text:style-name="T45">fe</text:span> place you can get to if everything goes awry. A separate directory on your PC, somewhere in your cloud service. Onto a USB stick. Etc.</text:p>
      <text:h text:style-name="P21" text:outline-level="3"><text:soft-page-break/>2. Metadata. </text:h>
      <text:p text:style-name="Step-by-Step-Default">Export the metadata out of forScore and get the exported CSV file onto your laptop or desktop PC.</text:p>
      <text:p text:style-name="Step-by-Step-Default">In forScore, using the ‘suitcase’ icon at the top right of the menu bar:</text:p>
      <text:list text:style-name="L5">
        <text:list-item>
          <text:p text:style-name="P38">Goto Backups.</text:p>
        </text:list-item>
        <text:list-item>
          <text:p text:style-name="P39">Tap the <text:span text:style-name="T34">blue </text:span>“<text:span text:style-name="T34">scoll</text:span>” at <text:span text:style-name="T34">the top right </text:span>of the popup window.</text:p>
        </text:list-item>
        <text:list-item>
          <text:p text:style-name="P40">Tap ‘Export’</text:p>
        </text:list-item>
        <text:list-item>
          <text:p text:style-name="P40">Select ‘Save to Dropbox.’ (OR your cloud provider or USB stick?)</text:p>
        </text:list-item>
        <text:list-item>
          <text:p text:style-name="P40">Select the <text:span text:style-name="T10">forScoreMigration/scores</text:span> directory you earlier created.</text:p>
        </text:list-item>
      </text:list>
      <text:h text:style-name="P21" text:outline-level="3">3. Setlists. </text:h>
      <text:p text:style-name="Step-by-Step-Default">Export any setlists you wish to recreate in MobileSheets out of forScore and get those exported files onto your laptop or desktop PC.</text:p>
      <text:p text:style-name="P5">In forScore, tap on the Setlists icon in the menu bar. Then: </text:p>
      <text:list text:style-name="L6">
        <text:list-item>
          <text:p text:style-name="P41">Tap on ‘Edit.’</text:p>
        </text:list-item>
        <text:list-item>
          <text:p text:style-name="P41">Select each setlist you wish to transfer over to MobileSheets.</text:p>
        </text:list-item>
        <text:list-item>
          <text:p text:style-name="P41">Then tap on ‘share’ in the tiny blue text right below the setlist popup title bar.</text:p>
        </text:list-item>
        <text:list-item>
          <text:p text:style-name="P42">Now, carefully, be sure you tap on the 3-dots in a circle in the lower right corner of the “Setlist Only” icon. This will open a new popup. In this popup:</text:p>
          <text:list>
            <text:list-item>
              <text:p text:style-name="P42">Tap on format,</text:p>
            </text:list-item>
            <text:list-item>
              <text:p text:style-name="P42">Select “Editable.”</text:p>
            </text:list-item>
          </text:list>
        </text:list-item>
        <text:list-item>
          <text:p text:style-name="P41"><text:span text:style-name="T46">Now t</text:span>ap on ‘S<text:span text:style-name="T46">hare</text:span>’</text:p>
        </text:list-item>
        <text:list-item>
          <text:p text:style-name="P41">Select location to save the export to. Ideally, save to your cloud storage provider so that it will then show up on your laptop or desktop PC. In my case I choose ‘<text:span text:style-name="T4">Save to Dropbox</text:span>.’</text:p>
        </text:list-item>
        <text:list-item>
          <text:p text:style-name="P41"><text:span text:style-name="T35">Select which folder to place the </text:span>setlist export files <text:span text:style-name="T35">into.</text:span></text:p>
          <text:list>
            <text:list-item>
              <text:p text:style-name="P41">I, of course, selected <text:span text:style-name="T10">forScoreMigratio</text:span><text:span text:style-name="T15">n/setlists</text:span>. (Since I also used Save to Dropbox above, after a few seconds it just automatically appeared on my desktop PC in that folder.)</text:p>
            </text:list-item>
          </text:list>
        </text:list-item>
      </text:list>
      <text:h text:style-name="Heading_20_3" text:outline-level="3">Get Exported Files onto Your PC.</text:h>
      <text:p text:style-name="P64">Having now created all the export files from forScore, they need get into <text:span text:style-name="T51">the </text:span><text:span text:style-name="T11">forScoreMigration/scores</text:span><text:span text:style-name="T34"> </text:span><text:span text:style-name="T51">and the </text:span><text:span text:style-name="T11">forScoreMigration/s</text:span><text:span text:style-name="T19">etlists</text:span><text:span text:style-name="T34"> directory</text:span> on your PC. </text:p>
      <text:p text:style-name="P62">As necessary get the exported files – the scores and the Export.CSV file - onto your laptop or desktop PC, into the <text:span text:style-name="T11">forScoreMigration/scores</text:span><text:span text:style-name="T34"> directory</text:span>. If are using Dropbox, or other cloud storage provider, then after a few minutes of sync time they should all just magically appear. But based on if you used some other way to get the files off the iPad, or if you have your cloud storage provider configured to <text:soft-page-break/>not auto-sync new directories you may have to take some appropriate action to get the files onto your PC.</text:p>
      <text:p text:style-name="P6">If, like me, you used a cloud provider as you were exporting from forScore then the files may already be on your PC. If not, you will need to do whatever it is you would normally do to get files from your <text:span text:style-name="T51">cloud storage provider, or your</text:span> iPad / <text:span text:style-name="T51">USB stick if went that way,</text:span> onto your PC. I can’t help you here as I use Dropbox for everything. Plus I am really an android user and only use my iPad for sheet music reading. So I don’t really know anything useful about iPads.</text:p>
      <text:p text:style-name="P63"><text:span text:style-name="T51">Bottom line is that f</text:span><text:span text:style-name="T35">rom this point forward </text:span><text:span text:style-name="T51">you need to </text:span><text:span text:style-name="T35">have </text:span><text:span text:style-name="T51">the following directories and files on your PC:</text:span></text:p>
      <text:list text:style-name="L12">
        <text:list-item>
          <text:p text:style-name="P65"><text:span text:style-name="T51">Al</text:span><text:span text:style-name="T35">l </text:span><text:span text:style-name="T51">exported forScore .</text:span><text:span text:style-name="T25">4ss setlist</text:span><text:span text:style-name="T51"> files need be in: <text:s/></text:span><text:span text:style-name="T11">forScoreMigratio</text:span><text:span text:style-name="T15">n/setlists</text:span></text:p>
        </text:list-item>
        <text:list-item>
          <text:p text:style-name="P65"><text:span text:style-name="T51">All exported forScore </text:span><text:span text:style-name="T25">.pdf scores</text:span><text:span text:style-name="T51"> need to be in: </text:span><text:span text:style-name="T11">forScoreMigratio</text:span><text:span text:style-name="T15">n/scores</text:span>. </text:p>
        </text:list-item>
      </text:list>
      <text:h text:style-name="Heading_20_2" text:outline-level="2">4. Metadata Transformation.</text:h>
      <text:h text:style-name="Heading_20_3" text:outline-level="3">1. Copy Metadata to Spreadsheet.</text:h>
      <text:p text:style-name="P7">Now you are going to take the metadata exported from forScore and copy it into the Spreadsheet I created for this purpose.</text:p>
      <text:p text:style-name="P7">To do this;</text:p>
      <text:list xml:id="list3947333503" text:style-name="L7">
        <text:list-item>
          <text:p text:style-name="P43">Open the <text:span text:style-name="T10">0300_MetadataTransformSpreadheet</text:span><text:span text:style-name="T12"> </text:span>Spreadsheet <text:span text:style-name="T53">that is in your in: </text:span><text:span text:style-name="T21">forScoreMigration/scores</text:span><text:span text:style-name="T53"> directory on your PC.</text:span></text:p>
        </text:list-item>
        <text:list-item>
          <text:p text:style-name="P46">Open the forScore exported CSV file – <text:span text:style-name="T10">Export.csv</text:span>.</text:p>
        </text:list-item>
        <text:list-item>
          <text:p text:style-name="P46">You should get a popup dialog box that indicates you are opening a CSV file. </text:p>
          <text:list>
            <text:list-item>
              <text:p text:style-name="P46">In this dialog you’ll see options for what to use for the ‘<text:span text:style-name="T23">Separator</text:span>’ character. <text:span text:style-name="T55">Be sure that ‘comma’ is checked</text:span>. </text:p>
            </text:list-item>
            <text:list-item>
              <text:p text:style-name="P46">Uncheck any other options for separator. </text:p>
            </text:list-item>
            <text:list-item>
              <text:p text:style-name="P46">Be sure <text:span text:style-name="T23">‘Fixed Width’ is also unchecked</text:span>. Then click OK to open the file.</text:p>
            </text:list-item>
          </text:list>
        </text:list-item>
        <text:list-item>
          <text:p text:style-name="P46">In the opened <text:span text:style-name="T10">Export.csv</text:span> file, select rows #2 down through however many rows are populated in the spreadsheet (there is one row for each score that you had in forScore, so if you had 1,000 scores, there will be 1,001 total rows in this spreadsheet.</text:p>
          <text:list>
            <text:list-item>
              <text:p text:style-name="P46">Note that you <text:span text:style-name="T4">should not have row#1 selected</text:span>. This row contains column headings and we don’t want to copy those over.</text:p>
            </text:list-item>
          </text:list>
        </text:list-item>
        <text:list-item>
          <text:p text:style-name="P46">After selecting the rows, do Edit / Copy.</text:p>
          <text:list>
            <text:list-item>
              <text:p text:style-name="P50">Write down the bottom row number to have for the next steps. (E.g, if you last row with content in it was 1,001, write down that number).</text:p>
            </text:list-item>
            <text:list-item>
              <text:p text:style-name="P50"><text:span text:style-name="T60">Click </text:span>into the opened <text:span text:style-name="T10">0300_MetadataTransformSpreadheet</text:span> <text:span text:style-name="T60">and do the following:</text:span></text:p>
            </text:list-item>
            <text:list-item>
              <text:p text:style-name="P50">Be sure you are in the tab there named “<text:span text:style-name="T23">forScore CSV Export,</text:span>” </text:p>
            </text:list-item>
            <text:list-item>
              <text:p text:style-name="P50"><text:soft-page-break/>Click <text:span text:style-name="T56">into cell A2</text:span>, do Edit / Paste.</text:p>
            </text:list-item>
          </text:list>
        </text:list-item>
        <text:list-item>
          <text:p text:style-name="P76">Now remove any rows that represent forScore “bookmarks.” </text:p>
          <text:list>
            <text:list-item>
              <text:p text:style-name="P76">Depending on how many you have, you can just scan down column C in the <text:span text:style-name="T36">ed </text:span><text:span text:style-name="T28">forScore CSV Export</text:span><text:span text:style-name="T36"> </text:span>tab of 0<text:span text:style-name="T12">300_MetadataTransformSpreadheet</text:span> and delete those rows.</text:p>
            </text:list-item>
            <text:list-item>
              <text:p text:style-name="P76">OR you can use Data filtering to show only those rows where Column C is ‘nonblank.’ After you remove any such rows, be sure to clear the filter so all remaining rows are again visible.</text:p>
            </text:list-item>
          </text:list>
        </text:list-item>
        <text:list-item>
          <text:p text:style-name="P50"><text:span text:style-name="T60">Now you are going to copy formulas used generate the needed CSV output file for use with ExifTool. G</text:span>o into the opened <text:span text:style-name="T10">0300_MetadataTransformSpreadheet</text:span> <text:span text:style-name="T60">and do the following:</text:span></text:p>
          <text:list>
            <text:list-item>
              <text:p text:style-name="P46">Click into the “<text:span text:style-name="T23">IntermediateCalcs</text:span>” tab at the bottom of the spreadsheet. Then:</text:p>
              <text:list>
                <text:list-item>
                  <text:p text:style-name="P48">Click on Row-2 <text:span text:style-name="T56">in left row-number column to select all of Row-2</text:span>.</text:p>
                </text:list-item>
                <text:list-item>
                  <text:p text:style-name="P46">Do Edit / Copy.</text:p>
                </text:list-item>
                <text:list-item>
                  <text:p text:style-name="P48">Click <text:span text:style-name="T56">into</text:span> <text:span text:style-name="T56">cell A3, and select down column A (</text:span><text:span text:style-name="T7">and only column A</text:span><text:span text:style-name="T56">) </text:span>the same number of rows to match the highest row number you wrote down earlier. </text:p>
                </text:list-item>
                <text:list-item>
                  <text:p text:style-name="P66">Do Edit / Paste.</text:p>
                  <text:list>
                    <text:list-item>
                      <text:p text:style-name="P46">What you are doing here is copying the formulas <text:span text:style-name="T56">in row-2 down into each row</text:span> <text:span text:style-name="T56">of </text:span>this worksheet to match up with all the rows that got copied into the “forScore CSV Export” tab.</text:p>
                    </text:list-item>
                  </text:list>
                </text:list-item>
              </text:list>
            </text:list-item>
            <text:list-item>
              <text:p text:style-name="P46">Click into the “<text:span text:style-name="T23">Metadata-Output</text:span>” tab at the bottom of the spreadsheet. Then you are going to do the sort of copying of formulas that you did in the prior step:</text:p>
              <text:list>
                <text:list-item>
                  <text:p text:style-name="P46">Click on Row-2 <text:span text:style-name="T56">in left row-number column to select all of Row-2.</text:span></text:p>
                </text:list-item>
                <text:list-item>
                  <text:p text:style-name="P46">Do Edit / Copy.</text:p>
                </text:list-item>
                <text:list-item>
                  <text:p text:style-name="P46">Click <text:span text:style-name="T56">into</text:span> <text:span text:style-name="T56">cell A3, and select down column A (</text:span><text:span text:style-name="T7">and only column A</text:span><text:span text:style-name="T56">) </text:span>the same number of rows to match the highest row number you wrote down earlier. </text:p>
                </text:list-item>
                <text:list-item>
                  <text:p text:style-name="P66">Do Edit / Paste</text:p>
                </text:list-item>
              </text:list>
            </text:list-item>
            <text:list-item>
              <text:p text:style-name="P46"><text:span text:style-name="T23">SAVE</text:span> the <text:span text:style-name="T10">0300_MetadataTransformSpreadheet</text:span> spreadsheet file.</text:p>
            </text:list-item>
          </text:list>
        </text:list-item>
      </text:list>
      <text:h text:style-name="Heading_20_2" text:outline-level="2">5. Populate Scores with Metadata.</text:h>
      <text:h text:style-name="Heading_20_3" text:outline-level="3">1. Produce ExifTool CSV <text:span text:style-name="T38">File.</text:span></text:h>
      <text:p text:style-name="P8">With <text:span text:style-name="T10">0300_MetadataTransformSpreadheet</text:span> spreadsheet open:</text:p>
      <text:list xml:id="list162359199023541" text:continue-numbering="true" text:style-name="L7">
        <text:list-item>
          <text:p text:style-name="P46">Click into the “<text:span text:style-name="T23">Metadata-Output</text:span>” tab at the bottom of the spreadsheet. Do this:</text:p>
          <text:list>
            <text:list-item>
              <text:p text:style-name="P44"><text:span text:style-name="T36">Save this worksheet tab as a CSV file, </text:span><text:span text:style-name="T40">in the directory where you have all your exported score documents,</text:span><text:span text:style-name="T36"> with the name </text:span>0500_Exiftool-Input.csv<text:span text:style-name="T36">. </text:span><text:span text:style-name="T40">So the path to the saved csv file will be: </text:span><text:span text:style-name="T12">forScoreMigration/scores/0500_Exiftool-Input.csv</text:span><text:span text:style-name="T36">.</text:span></text:p>
              <text:list>
                <text:list-item>
                  <text:p text:style-name="P53">For Libre Office Calc - </text:p>
                  <text:list>
                    <text:list-item>
                      <text:p text:style-name="P47"><text:soft-page-break/>File / Save As / CSV. <text:span text:style-name="T37">Give </text:span><text:span text:style-name="T40">path</text:span><text:span text:style-name="T37">name as </text:span><text:span text:style-name="T10">forScoreMigration/scores/0500_Exiftool-Input.csv</text:span><text:span text:style-name="T37">.</text:span></text:p>
                    </text:list-item>
                    <text:list-item>
                      <text:p text:style-name="P53">Accept the ‘warning’ about loss of formatting.</text:p>
                    </text:list-item>
                    <text:list-item>
                      <text:p text:style-name="P53">Accept the defaults on the next popup. In particular you want the Field delimiter to be a comma, and the String delimiter to be quote character.</text:p>
                    </text:list-item>
                    <text:list-item>
                      <text:p text:style-name="P53">Click on OK.</text:p>
                    </text:list-item>
                    <text:list-item>
                      <text:p text:style-name="P53">Click OK again on the next warning about saving only the active sheet (because this is exactly what you want.)</text:p>
                    </text:list-item>
                  </text:list>
                </text:list-item>
                <text:list-item>
                  <text:p text:style-name="P53">For MS-Excel - </text:p>
                  <text:list>
                    <text:list-item>
                      <text:p text:style-name="P53">See Microsoft instructions at <text:a xlink:type="simple" xlink:href="https://support.microsoft.com/en-au/office/save-a-workbook-to-text-format-txt-or-csv-3e9a9d6c-70da-4255-aa28-fcacf1f081e6" text:style-name="Internet_20_link" text:visited-style-name="Visited_20_Internet_20_Link">https://support.microsoft.com/en-au/office/save-a-workbook-to-text-format-txt-or-csv-3e9a9d6c-70da-4255-aa28-fcacf1f081e6</text:a></text:p>
                    </text:list-item>
                    <text:list-item>
                      <text:p text:style-name="P53">Take note in the above bullets for LibreOffice Calc on any warnings and options that MS-Excel offers with the csv save process. Esp re the comma, quote character; and <text:span text:style-name="T53">that</text:span> you only want to save the one tab (or so-called ‘worksheet’) not all the tabs.</text:p>
                    </text:list-item>
                    <text:list-item>
                      <text:p text:style-name="P43">Save in the <text:span text:style-name="T10">forScoreMigratio</text:span><text:span text:style-name="T13">n/scores</text:span> directory with the name <text:span text:style-name="T10">0500_Exiftool-Input.csv</text:span>.</text:p>
                    </text:list-item>
                  </text:list>
                </text:list-item>
              </text:list>
            </text:list-item>
          </text:list>
        </text:list-item>
      </text:list>
      <text:p text:style-name="Step-by-Step-Default"><text:span text:style-name="T39">Now you can c</text:span>lose all open Spreadsheets.</text:p>
      <text:h text:style-name="Heading_20_3" text:outline-level="3">2. Set metadata into <text:span text:style-name="T38">A</text:span>ll <text:span text:style-name="T38">S</text:span>cores.</text:h>
      <text:p text:style-name="P13">Now you are going to use the CSV file you created in the above step to populate the forScore metadata into each of the score’s PDF documents. By doing this when you import all the scores into MobileSheets, that metadata will automatically get put into MobileSheets’ metadata/properties fields for each score, thus carrying forward the metadata you had set in forScore.</text:p>
      <text:p text:style-name="P9"><text:span text:style-name="T39">To set the metadata into your scores you will use the </text:span>ExifTool <text:span text:style-name="T39">utility</text:span>. <text:span text:style-name="T39">Do this:</text:span></text:p>
      <text:list text:style-name="L8">
        <text:list-item>
          <text:p text:style-name="P55">Open a terminal session and CD into the <text:span text:style-name="T10">forScoreMigratio</text:span><text:span text:style-name="T21">n/scores</text:span> directory.</text:p>
          <text:list>
            <text:list-item>
              <text:p text:style-name="P55">Linux or Mac – I am going to assume you know how to do this.</text:p>
            </text:list-item>
            <text:list-item>
              <text:p text:style-name="P55">Windows: If you don’t know how to do this, I’d suggest the web page @ <text:a xlink:type="simple" xlink:href="https://www.lifewire.com/change-directories-in-command-prompt-5185508" text:style-name="Internet_20_link" text:visited-style-name="Visited_20_Internet_20_Link">https://www.lifewire.com/change-directories-in-command-prompt-5185508</text:a>.</text:p>
              <text:list>
                <text:list-item>
                  <text:p text:style-name="P35">As I understand it you should be able to do this:</text:p>
                  <text:list>
                    <text:list-item>
                      <text:p text:style-name="P35">On the Windows 11 or 10 search bar, type <text:span text:style-name="T33">cmd</text:span>. </text:p>
                    </text:list-item>
                    <text:list-item>
                      <text:p text:style-name="P35">Select <text:span text:style-name="T33">Open</text:span>.</text:p>
                    </text:list-item>
                    <text:list-item>
                      <text:p text:style-name="P35">Type <text:span text:style-name="T33">cd</text:span> followed by a space in the command prompt window. </text:p>
                    </text:list-item>
                    <text:list-item>
                      <text:p text:style-name="P56">Drag and drop the folder you want to browse into the window. </text:p>
                    </text:list-item>
                  </text:list>
                </text:list-item>
              </text:list>
            </text:list-item>
          </text:list>
        </text:list-item>
        <text:list-item>
          <text:p text:style-name="P59">In the terminal <text:span text:style-name="T41">session, in the directory </text:span><text:span text:style-name="T14">forScoreMigration/scores</text:span><text:span text:style-name="T41">, type the following command:</text:span></text:p>
          <text:list>
            <text:list-item>
              <text:p text:style-name="P71">exiftool -<text:span text:style-name="T61">config “ExifTool_config” </text:span>-csv=0500_Exif<text:span text:style-name="T56">T</text:span>ool-Input.csv -csvDelim ',' -overwrite_original *.pdf<text:span text:style-name="T41"> </text:span></text:p>
            </text:list-item>
          </text:list>
        </text:list-item>
        <text:list-item>
          <text:p text:style-name="P60"><text:soft-page-break/><text:span text:style-name="T56">If successful it will say ‘## image files updated’ </text:span>in the terminal window, <text:span text:style-name="T56">where ‘##’ is the number of score files</text:span>.</text:p>
          <text:list>
            <text:list-item>
              <text:p text:style-name="P60">If anything has gone wrong, you did make a backup copy of all your scores as noted in an earlier step – right? So you can try to work out any issue, delete the /scores directory, recreate it, copy your backup over to it, and try again.</text:p>
            </text:list-item>
          </text:list>
        </text:list-item>
      </text:list>
      <text:h text:style-name="Heading_20_2" text:outline-level="2">6. Score Import. Import all scores into MobileSheets.</text:h>
      <text:p text:style-name="P12">Now you are ready to import your scores into MobileSheets. This is the easy part.</text:p>
      <text:p text:style-name="P12">If you are not using a cloud service with MobileSheets, do what you need to do to get all the scores that in the <text:span text:style-name="T41">directory </text:span><text:span text:style-name="T14">forScoreMigration/scores</text:span><text:span text:style-name="T41">, </text:span>on your PC over to your iPad or Android device. I don’t really know how to do that, so I’ll leave that up to you.</text:p>
      <text:p text:style-name="P12">Once you’ve copied all the scores over to your device, OR you are using a cloud storage service that is available in MobileSheets, open MobileSheets on your device. Do the following:</text:p>
      <text:list text:style-name="L9">
        <text:list-item>
          <text:p text:style-name="P81">From the library screen, tap on ‘Import’ in the upper right of the blue menu bar.</text:p>
        </text:list-item>
        <text:list-item>
          <text:p text:style-name="P81">Select where your scores are located. E.g., for me that is Dropbox.</text:p>
        </text:list-item>
        <text:list-item>
          <text:p text:style-name="P80"><text:span text:style-name="T42">Select the directory. E.g., for me that is</text:span><text:span text:style-name="T41"> </text:span><text:span text:style-name="T14">forScoreMigration/scores</text:span>.</text:p>
        </text:list-item>
        <text:list-item>
          <text:p text:style-name="P81">Tap the 3-dots menu in the upper right of your device’s screen and then tap ‘Select All.’</text:p>
        </text:list-item>
        <text:list-item>
          <text:p text:style-name="P81">Tap ‘OK’ at the bottom of the screen.</text:p>
          <text:list>
            <text:list-item>
              <text:p text:style-name="P81">All your scores will come into MobileSheets, with the metadata. Of course, if you have a lot of scores, this may take awhile.</text:p>
            </text:list-item>
          </text:list>
        </text:list-item>
      </text:list>
      <text:h text:style-name="Heading_20_3" text:outline-level="3"><text:span text:style-name="T43">Score Import is Complete</text:span>.</text:h>
      <text:h text:style-name="Heading_20_2" text:outline-level="2">7. OPTIONAL – Transfer forScore Setlists</text:h>
      <text:p text:style-name="P10"><text:span text:style-name="T23">August-13, 2023</text:span>: I have not yet completed the spreadsheet for this step. I have “manually” created the necessary .mss file from a forScore exported setlist file and successfully imported it into MobileSheets. So I know this will work. </text:p>
      <text:p text:style-name="P10">In principle this should not be too difficult to create, so perhaps another week to get this done. </text:p>
      <text:p text:style-name="P10">IF you do intend to do this once I have it completed it is critical that you don’t alter any of the score filenames or Titles from within MobileSheets until after this step is completed. (You may go ahead and modify any other metadata. You can even create setlists and add scores to them while waiting – when importing setlists it will not remove any existing setlists, and it will not add duplicates to a preexisting setlist.)</text:p>
      <text:h text:style-name="P22" text:outline-level="3"><text:soft-page-break/>1. Setlist Transform. </text:h>
      <text:p text:style-name="Step-by-Step-Default"><text:span text:style-name="T44">Here you will </text:span>import <text:span text:style-name="T44">each </text:span>forScore exported setlist file into <text:span text:style-name="T44">a s</text:span>etlists <text:span text:style-name="T44">transform</text:span> Spreadsheet <text:span text:style-name="T44">that will transform forScore’s exported files into a form that MobileSheets can import.</text:span></text:p>
      <text:p text:style-name="P14">But first we need to combine all the separate setlist.4ss files that forScore exported into a single text file that we can bring into the 0310_setlistTransform spreadsheet. To do this we are going to use the terminal command line once again.</text:p>
      <text:list text:style-name="L10">
        <text:list-item>
          <text:p text:style-name="P57">In Linux --</text:p>
          <text:list>
            <text:list-item>
              <text:p text:style-name="P57">Open a terminal and CD into the <text:span text:style-name="T10">forScoreMigration/setlist</text:span> directory.</text:p>
            </text:list-item>
            <text:list-item>
              <text:p text:style-name="P57">Execute the following command:</text:p>
              <text:list>
                <text:list-item>
                  <text:p text:style-name="P70">cat *.4ss &gt; AllSetlists.txt</text:p>
                </text:list-item>
              </text:list>
            </text:list-item>
          </text:list>
        </text:list-item>
        <text:list-item>
          <text:p text:style-name="P57">In Windows --</text:p>
          <text:list>
            <text:list-item>
              <text:p text:style-name="P57">Again, see the information @ <text:a xlink:type="simple" xlink:href="https://www.lifewire.com/change-directories-in-command-prompt-5185508" text:style-name="Internet_20_link" text:visited-style-name="Visited_20_Internet_20_Link">https://www.lifewire.com/change-directories-in-command-prompt-5185508</text:a>.</text:p>
            </text:list-item>
            <text:list-item>
              <text:p text:style-name="P57">As I understand it you should be able to use the command: </text:p>
              <text:list>
                <text:list-item>
                  <text:p text:style-name="P69">cat *.4ss &gt; AllSetlists.txt</text:p>
                </text:list-item>
                <text:list-item>
                  <text:p text:style-name="P57">O<text:span text:style-name="T57">R if the above fails, try this command: </text:span><text:s/><text:span text:style-name="T58">type *.4ss &gt; AllSetlists.txt</text:span></text:p>
                </text:list-item>
              </text:list>
            </text:list-item>
          </text:list>
        </text:list-item>
      </text:list>
      <text:list text:style-name="L11">
        <text:list-item>
          <text:p text:style-name="P61"><text:span text:style-name="T47">Open </text:span><text:span text:style-name="T17">0310_SetlistTransform.</text:span><text:span text:style-name="T16">ods(</text:span><text:span text:style-name="T17">xlsx</text:span><text:span text:style-name="T16">)</text:span><text:span text:style-name="T48"> </text:span></text:p>
        </text:list-item>
        <text:list-item>
          <text:p text:style-name="P58">Open the concatenated file, <text:span text:style-name="T10">AllSetlists.txt</text:span>, in <text:span text:style-name="T10">forScoreMigration/setlist</text:span> in the <text:span text:style-name="T4">SetList Input</text:span> tab of the <text:span text:style-name="T10">0310_SetlistTransform</text:span> spreadsheet.</text:p>
          <text:list>
            <text:list-item>
              <text:p text:style-name="P58">As you do this <text:span text:style-name="T49">be sure that Separator Options are all unchecked</text:span>. We do not want any parsing of the data as it is imported. We want each line of the combined file to come into the worksheet in it’s own row and in one column.</text:p>
            </text:list-item>
          </text:list>
        </text:list-item>
        <text:list-item>
          <text:p text:style-name="P72">Copy the content in column A</text:p>
          <text:list>
            <text:list-item>
              <text:p text:style-name="P72">Click into cell A1, select all rows down Column A until all rows with content in them are selected.</text:p>
            </text:list-item>
            <text:list-item>
              <text:p text:style-name="P72">Do Edit / Copy.</text:p>
            </text:list-item>
          </text:list>
        </text:list-item>
        <text:list-item>
          <text:p text:style-name="P72">Click into the open<text:span text:style-name="T48"> </text:span><text:span text:style-name="T16">0310_SetlistTransform</text:span><text:span text:style-name="T48"> spreadsheet </text:span>and paste the setlist info into it, starting at cell A1.</text:p>
          <text:list>
            <text:list-item>
              <text:p text:style-name="P72">Click into cell A1</text:p>
            </text:list-item>
            <text:list-item>
              <text:p text:style-name="P72">Do Edit / Paste</text:p>
            </text:list-item>
          </text:list>
        </text:list-item>
        <text:list-item>
          <text:p text:style-name="P72">Write down the highest row number that has content in it.</text:p>
        </text:list-item>
        <text:list-item>
          <text:p text:style-name="P51">Click into the “<text:span text:style-name="T23">IntermediateCalcs</text:span>” tab at the bottom of the <text:span text:style-name="T16">0310_SetlistTransform</text:span><text:span text:style-name="T48"> spreadsheet </text:span>Then:</text:p>
          <text:list>
            <text:list-item>
              <text:p text:style-name="P51">Click on Row-2 <text:span text:style-name="T56">in left row-number column to select all of Row-2</text:span>.</text:p>
            </text:list-item>
            <text:list-item>
              <text:p text:style-name="P51"><text:soft-page-break/>Do Edit / Copy.</text:p>
            </text:list-item>
            <text:list-item>
              <text:p text:style-name="P51">Click <text:span text:style-name="T56">into</text:span> <text:span text:style-name="T56">cell A3, and select down column A (</text:span><text:span text:style-name="T7">and only column A</text:span><text:span text:style-name="T56">) </text:span>the same number of rows to match the highest row number you wrote down earlier. </text:p>
            </text:list-item>
            <text:list-item>
              <text:p text:style-name="P67">Do Edit / Paste.</text:p>
              <text:list>
                <text:list-item>
                  <text:p text:style-name="P51">What you are doing here is copying the formulas <text:span text:style-name="T56">in row-2 down into each row</text:span> <text:span text:style-name="T56">of </text:span>this worksheet to match up with all the rows that got copied into the “forScore CSV Export” tab.</text:p>
                </text:list-item>
                <text:list-item>
                  <text:p text:style-name="P72">Check to be sure that the last row, in column M shows: <text:span text:style-name="T23">&lt;/SetLists&gt;.</text:span><text:span text:style-name="T54"> If not, something is quite right. Try again.</text:span></text:p>
                </text:list-item>
              </text:list>
            </text:list-item>
          </text:list>
        </text:list-item>
        <text:list-item>
          <text:p text:style-name="P51">Click into the “<text:span text:style-name="T23">M</text:span><text:span text:style-name="T26">SS </text:span><text:span text:style-name="T23">Output</text:span>” tab at the bottom of the spreadsheet. Then you are going to do the sort of copying of formulas that you did in the prior step – <text:span text:style-name="T57">but note that, oddly enough, you’ll start the copy with </text:span><text:span text:style-name="T26">Row-3</text:span><text:span text:style-name="T57"> this time.</text:span></text:p>
          <text:list>
            <text:list-item>
              <text:p text:style-name="P51">Click on Row-<text:span text:style-name="T57">3</text:span> <text:span text:style-name="T56">in left row-number column to select all of Row-</text:span><text:span text:style-name="T57">3</text:span><text:span text:style-name="T56">.</text:span></text:p>
            </text:list-item>
            <text:list-item>
              <text:p text:style-name="P51">Do Edit / Copy.</text:p>
            </text:list-item>
            <text:list-item>
              <text:p text:style-name="P51">Click <text:span text:style-name="T56">into</text:span> <text:span text:style-name="T56">cell A</text:span><text:span text:style-name="T57">4</text:span><text:span text:style-name="T56">, and select down column A (</text:span><text:span text:style-name="T7">and only column A</text:span><text:span text:style-name="T56">) </text:span>the same number of rows to match the highest row number you wrote down earlier. </text:p>
            </text:list-item>
            <text:list-item>
              <text:p text:style-name="P67">Do Edit / Paste</text:p>
            </text:list-item>
          </text:list>
        </text:list-item>
        <text:list-item>
          <text:p text:style-name="P51"><text:span text:style-name="T23">SAVE</text:span> the <text:span text:style-name="T10">0300_MetadataTransformSpreadheet</text:span> spreadsheet file.</text:p>
        </text:list-item>
      </text:list>
      <text:h text:style-name="P22" text:outline-level="3">2. Create MobileSheets Import File. </text:h>
      <text:p text:style-name="Step-by-Step-Default">Export .mss file from setlist Spreadsheet<text:span text:style-name="T44">.</text:span></text:p>
      <text:p text:style-name="P52">With <text:span text:style-name="T16">0310_SetlistTransform</text:span><text:span text:style-name="T48"> spreadsheet </text:span>open:</text:p>
      <text:list text:continue-list="list162359199023541" text:style-name="L7">
        <text:list-item>
          <text:p text:style-name="P49">Click into the “<text:span text:style-name="T27">MSS Ou</text:span><text:span text:style-name="T23">tput</text:span>” tab at the bottom of the spreadsheet. Do this:</text:p>
          <text:list>
            <text:list-item>
              <text:p text:style-name="P45"><text:span text:style-name="T36">Save this worksheet tab as a </text:span><text:span text:style-name="T59">text</text:span><text:span text:style-name="T36"> file, </text:span><text:span text:style-name="T40">in the </text:span><text:span text:style-name="T12">forScoreMigration/s</text:span><text:span text:style-name="T22">etlists</text:span><text:span text:style-name="T40"> directory, </text:span><text:span text:style-name="T36">with the name </text:span>05<text:span text:style-name="T59">1</text:span>0_<text:span text:style-name="T59">Setlist-Import</text:span>.<text:span text:style-name="T59">mss</text:span><text:span text:style-name="T36">. </text:span><text:span text:style-name="T40">So the path to the saved </text:span><text:span text:style-name="T59">text</text:span><text:span text:style-name="T40"> file will be: </text:span><text:span text:style-name="T12">forScoreMigration/s</text:span><text:span text:style-name="T22">etlist</text:span><text:span text:style-name="T12">s/05</text:span><text:span text:style-name="T22">1</text:span><text:span text:style-name="T12">0_</text:span><text:span text:style-name="T22">Setlist</text:span><text:span text:style-name="T12">-I</text:span><text:span text:style-name="T22">mport</text:span><text:span text:style-name="T12">.</text:span><text:span text:style-name="T22">mss</text:span><text:span text:style-name="T36">.</text:span></text:p>
              <text:list>
                <text:list-item>
                  <text:p text:style-name="P74">The easiest way to do this is to use a text editor. In Windows, you can use Notepad. On Linux you for sure aready have your fav text editor. Mac – I’m sure there is one. Copy the content of Column A into the text editor:</text:p>
                  <text:list>
                    <text:list-item>
                      <text:p text:style-name="P74">In your text editor of choice (Notepad, et. al.) open a new, empty file.</text:p>
                    </text:list-item>
                    <text:list-item>
                      <text:p text:style-name="P74">Select all populated rows down column A in the tab “<text:span text:style-name="T4">MSS Output</text:span>” of the <text:span text:style-name="T16">0310_SetlistTransform</text:span><text:span text:style-name="T48"> spreadsheet.</text:span></text:p>
                    </text:list-item>
                    <text:list-item>
                      <text:p text:style-name="P74">Do Edit / Copy.</text:p>
                    </text:list-item>
                    <text:list-item>
                      <text:p text:style-name="P74">Click into your opened text editor.</text:p>
                    </text:list-item>
                    <text:list-item>
                      <text:p text:style-name="P74">Do Edit / Paste.</text:p>
                    </text:list-item>
                    <text:list-item>
                      <text:p text:style-name="P74">Save the text editor file with the name <text:span text:style-name="T10">0510_Setlist-Import.mss</text:span>.</text:p>
                    </text:list-item>
                  </text:list>
                </text:list-item>
                <text:list-item>
                  <text:p text:style-name="P54"><text:soft-page-break/><text:span text:style-name="T8">Alternatively - </text:span><text:span text:style-name="T59">f</text:span>or LibreOffice Calc - </text:p>
                  <text:list>
                    <text:list-item>
                      <text:p text:style-name="P49">File / Save As / CSV. <text:span text:style-name="T37">Give </text:span><text:span text:style-name="T40">path</text:span><text:span text:style-name="T37">name as </text:span><text:span text:style-name="T10">forScoreMigration/s</text:span><text:span text:style-name="T22">etlist</text:span><text:span text:style-name="T10">s/05</text:span><text:span text:style-name="T22">1</text:span><text:span text:style-name="T10">0_</text:span><text:span text:style-name="T22">Setlist</text:span><text:span text:style-name="T10">-I</text:span><text:span text:style-name="T22">mport</text:span><text:span text:style-name="T10">.</text:span><text:span text:style-name="T22">mss</text:span><text:span text:style-name="T37">.</text:span></text:p>
                    </text:list-item>
                    <text:list-item>
                      <text:p text:style-name="P54">Accept the ‘warning’ about loss of formatting.</text:p>
                    </text:list-item>
                    <text:list-item>
                      <text:p text:style-name="P54"><text:span text:style-name="T59">Make sure to </text:span><text:span text:style-name="T8">clear any separator or string quote parameters offered in the Save As dialog</text:span><text:span text:style-name="T59">. You need to end up with a pure text file with no delimiters or added text quotations.</text:span></text:p>
                    </text:list-item>
                    <text:list-item>
                      <text:p text:style-name="P54">Click on OK.</text:p>
                    </text:list-item>
                    <text:list-item>
                      <text:p text:style-name="P54">Click OK again on the next warning about saving only the active sheet (because this is exactly what you want.)</text:p>
                      <text:list>
                        <text:list-item>
                          <text:p text:style-name="P68">Would be a good idea to open <text:span text:style-name="T4">0510_Setlist-Import.mss</text:span> in a text editor and inspect it to be sure it looks just like the contents in column A of the MSS Output tab of the <text:span text:style-name="T9">5</text:span><text:span text:style-name="T4">1</text:span><text:span text:style-name="T9">0_</text:span><text:span text:style-name="T4">Setlist</text:span><text:span text:style-name="T9">-I</text:span><text:span text:style-name="T4">mport</text:span><text:span text:style-name="T9">.</text:span><text:span text:style-name="T4">mss</text:span><text:span text:style-name="T37"> </text:span>spreadsheet.</text:p>
                        </text:list-item>
                      </text:list>
                    </text:list-item>
                  </text:list>
                </text:list-item>
                <text:list-item>
                  <text:p text:style-name="P54"><text:span text:style-name="T8">Alternatively</text:span><text:span text:style-name="T59"> - </text:span>For MS-Excel - </text:p>
                  <text:list>
                    <text:list-item>
                      <text:p text:style-name="P54"><text:span text:style-name="T59">For Excel I believe it is:</text:span></text:p>
                      <text:list>
                        <text:list-item>
                          <text:p text:style-name="P74">File / Save As / Text (Tab delimited) / SAVE.</text:p>
                        </text:list-item>
                        <text:list-item>
                          <text:p text:style-name="P54">Take note in the above bullets for LibreOffice Calc <text:span text:style-name="T59">about Excel offering to use separator characters other than a tab. And also you don’t want an quotes added</text:span>.</text:p>
                        </text:list-item>
                        <text:list-item>
                          <text:p text:style-name="P45">Save in the <text:span text:style-name="T10">forScoreMigratio</text:span><text:span text:style-name="T13">n/scores</text:span> directory with the name <text:span text:style-name="T10">0500_Exiftool-Input.csv</text:span>.</text:p>
                        </text:list-item>
                      </text:list>
                    </text:list-item>
                  </text:list>
                </text:list-item>
              </text:list>
            </text:list-item>
          </text:list>
        </text:list-item>
      </text:list>
      <text:p text:style-name="P73"><text:span text:style-name="T39">Now you can c</text:span>lose all open Spreadsheets.</text:p>
      <text:h text:style-name="P22" text:outline-level="3">3. Import Setlists into MobileSheets. </text:h>
      <text:p text:style-name="Step-by-Step-Default">Import .mss file into MobileSheets<text:span text:style-name="T44">.</text:span></text:p>
      <text:p text:style-name="P75">Make the <text:span text:style-name="T12">05</text:span><text:span text:style-name="T22">1</text:span><text:span text:style-name="T12">0_</text:span><text:span text:style-name="T22">Setlist</text:span><text:span text:style-name="T12">-I</text:span><text:span text:style-name="T22">mport</text:span><text:span text:style-name="T12">.</text:span><text:span text:style-name="T22">mss</text:span><text:span text:style-name="T37"> </text:span>file accessable to MobileSheets. If using a cloud storage provider, such as Dropbox, just make sure you have that service defined to MobileSheets in your device, and that the directory the import file is located in is also accessible from MobileSheets.</text:p>
      <text:p text:style-name="P75">If you are using some other means, then do what you need to do to get the import file into your device so MobileSheets can see it.</text:p>
      <text:p text:style-name="P75">In MobileSheets, simply tap on Import in the upper menu bar, locate the <text:span text:style-name="T12">05</text:span><text:span text:style-name="T22">1</text:span><text:span text:style-name="T12">0_</text:span><text:span text:style-name="T22">Setlist</text:span><text:span text:style-name="T12">-I</text:span><text:span text:style-name="T22">mport</text:span><text:span text:style-name="T12">.</text:span><text:span text:style-name="T22">mss</text:span><text:span text:style-name="T37"> </text:span>file and tap ‘OK.” MobileSheets will build your setlists.</text:p>
      <text:p text:style-name="P75">If any mismatches occur those scores will be skipped. But as long you haven’t changed any score titles or filenames since the score import step you should be fine.</text:p>
      <text:p text:style-name="Step-by-Step-Defaul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ocess_20_Step" style:display-name="Process Step" style:family="paragraph" style:parent-style-name="Standard">
      <style:paragraph-properties fo:margin-top="0in" fo:margin-bottom="0.1in" style:contextual-spacing="false"/>
      <style:text-properties officeooo:rsid="00130c4a"/>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Step-by-Step-Default" style:family="paragraph" style:parent-style-name="Standard">
      <style:paragraph-properties fo:margin-top="0in" fo:margin-bottom="0.1in" style:contextual-spacing="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MT1" style:family="text">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forScore to MobileSheet Migration | Step-by-Step Instructions</text:span><text:tab/><text:page-number text:select-page="current">11</text:page-number></text:p>
      </style:header>
      <style:header-left>
        <text:p text:style-name="MP1"><text:span text:style-name="MT1">forScore to MobileSheet Migration | Step-by-Step Instructions</text:span><text:tab/><text:page-number text:select-page="current">12</text:page-number></text:p>
      </style:header-lef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3T10:48:54.754648439</meta:creation-date>
    <dc:date>2023-08-14T16:23:58.566143839</dc:date>
    <meta:editing-duration>PT9H2M13S</meta:editing-duration>
    <meta:editing-cycles>39</meta:editing-cycles>
    <meta:generator>LibreOffice/7.5.5.2$Linux_X86_64 LibreOffice_project/50$Build-2</meta:generator>
    <meta:document-statistic meta:table-count="0" meta:image-count="0" meta:object-count="0" meta:page-count="12" meta:paragraph-count="253" meta:word-count="4375" meta:character-count="25223" meta:non-whitespace-character-count="21232"/>
  </office:meta>
</office:document-meta>
</file>